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5.274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3.433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2.526cm"/>
    </style:style>
    <style:style style:name="co14" style:family="table-column">
      <style:table-column-properties fo:break-before="auto" style:column-width="2.171cm"/>
    </style:style>
    <style:style style:name="co15" style:family="table-column">
      <style:table-column-properties fo:break-before="auto" style:column-width="1.718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2.365cm"/>
    </style:style>
    <style:style style:name="co18" style:family="table-column">
      <style:table-column-properties fo:break-before="auto" style:column-width="5.599cm"/>
    </style:style>
    <style:style style:name="co19" style:family="table-column">
      <style:table-column-properties fo:break-before="auto" style:column-width="2.138cm"/>
    </style:style>
    <style:style style:name="co20" style:family="table-column">
      <style:table-column-properties fo:break-before="auto" style:column-width="7.765cm"/>
    </style:style>
    <style:style style:name="co21" style:family="table-column">
      <style:table-column-properties fo:break-before="auto" style:column-width="1.88cm"/>
    </style:style>
    <style:style style:name="co22" style:family="table-column">
      <style:table-column-properties fo:break-before="auto" style:column-width="1.912cm"/>
    </style:style>
    <style:style style:name="co23" style:family="table-column">
      <style:table-column-properties fo:break-before="auto" style:column-width="1.621cm"/>
    </style:style>
    <style:style style:name="co24" style:family="table-column">
      <style:table-column-properties fo:break-before="auto" style:column-width="2.817cm"/>
    </style:style>
    <style:style style:name="co25" style:family="table-column">
      <style:table-column-properties fo:break-before="auto" style:column-width="2.559cm"/>
    </style:style>
    <style:style style:name="co26" style:family="table-column">
      <style:table-column-properties fo:break-before="auto" style:column-width="7.796cm"/>
    </style:style>
    <style:style style:name="co27" style:family="table-column">
      <style:table-column-properties fo:break-before="auto" style:column-width="4.951cm"/>
    </style:style>
    <style:style style:name="co28" style:family="table-column">
      <style:table-column-properties fo:break-before="auto" style:column-width="4.078cm"/>
    </style:style>
    <style:style style:name="co29" style:family="table-column">
      <style:table-column-properties fo:break-before="auto" style:column-width="4.789cm"/>
    </style:style>
    <style:style style:name="co30" style:family="table-column">
      <style:table-column-properties fo:break-before="auto" style:column-width="1.298cm"/>
    </style:style>
    <style:style style:name="co31" style:family="table-column">
      <style:table-column-properties fo:break-before="auto" style:column-width="6.341cm"/>
    </style:style>
    <style:style style:name="co32" style:family="table-column">
      <style:table-column-properties fo:break-before="auto" style:column-width="3.239cm"/>
    </style:style>
    <style:style style:name="co33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table:number-columns-repeated="4" office:value-type="float" office:value="132">
            <text:p>1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2008">
            <text:p>2008</text:p>
          </table:table-cell>
          <table:table-cell table:number-columns-repeated="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number-columns-repeated="2"/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/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table:number-columns-repeated="2"/>
          <table:table-cell table:number-columns-repeated="2" office:value-type="float" office:value="35">
            <text:p>35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table:number-columns-repeated="2"/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table:number-columns-repeated="2"/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table:number-columns-repeated="2"/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table:number-columns-repeated="2"/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table:number-columns-repeated="2"/>
          <table:table-cell table:number-columns-repeated="2" office:value-type="float" office:value="1">
            <text:p>1</text:p>
          </table:table-cell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table:style-name="Default" office:value-type="string">
            <text:p>Date last-generated</text:p>
          </table:table-cell>
          <table:table-cell table:style-name="Default" office:value-type="string">
            <text:p>Date last-updated</text:p>
          </table:table-cell>
        </table:table-row>
        <table:table-row table:style-name="ro1">
          <table:table-cell office:value-type="string">
            <text:p>AusAID_IATI_Activities_VN.xml</text:p>
          </table:table-cell>
          <table:table-cell/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string">
            <text:p>2011-08-29T17:36:57</text:p>
          </table:table-cell>
          <table:table-cell office:value-type="string">
            <text:p>2011-12-05 10:58:25</text:p>
          </table:table-cell>
        </table:table-row>
        <table:table-row table:style-name="ro1">
          <table:table-cell office:value-type="string">
            <text:p>AusAID_IATI_Activities_WS.xml</text:p>
          </table:table-cell>
          <table:table-cell/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string">
            <text:p>2011-08-29T17:36:57</text:p>
          </table:table-cell>
          <table:table-cell office:value-type="string">
            <text:p>2011-12-05 10:58:25</text:p>
          </table:table-cell>
        </table:table-row>
        <table:table-row table:style-name="ro1">
          <table:table-cell office:value-type="string">
            <text:p>AusAID_IATI_Activities_SB.xml</text:p>
          </table:table-cell>
          <table:table-cell/>
          <table:table-cell office:value-type="float" office:value="111">
            <text:p>111</text:p>
          </table:table-cell>
          <table:table-cell office:value-type="float" office:value="26">
            <text:p>26</text:p>
          </table:table-cell>
          <table:table-cell office:value-type="string">
            <text:p>2011-08-29T17:36:57</text:p>
          </table:table-cell>
          <table:table-cell office:value-type="string">
            <text:p>2011-12-05 10:58:25</text:p>
          </table:table-cell>
        </table:table-row>
        <table:table-row table:style-name="ro1">
          <table:table-cell office:value-type="string">
            <text:p>AusAID_IATI_Activities_TO.xml</text:p>
          </table:table-cell>
          <table:table-cell/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string">
            <text:p>2011-08-29T17:36:57</text:p>
          </table:table-cell>
          <table:table-cell office:value-type="string">
            <text:p>2011-12-05 10:58:25</text:p>
          </table:table-cell>
        </table:table-row>
        <table:table-row table:style-name="ro1">
          <table:table-cell office:value-type="string">
            <text:p>AusAID_IATI_Activities_NR.xml</text:p>
          </table:table-cell>
          <table:table-cell/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string">
            <text:p>2011-08-29T17:36:57</text:p>
          </table:table-cell>
          <table:table-cell office:value-type="string">
            <text:p>2011-12-05 10:58:25</text:p>
          </table:table-cell>
        </table:table-row>
        <table:table-row table:style-name="ro1">
          <table:table-cell office:value-type="string">
            <text:p>AusAID_IATI_Activities_KH.xml</text:p>
          </table:table-cell>
          <table:table-cell/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2011-08-29T17:36:57</text:p>
          </table:table-cell>
          <table:table-cell office:value-type="string">
            <text:p>2011-12-05 10:58:25</text:p>
          </table:table-cell>
        </table:table-row>
        <table:table-row table:style-name="ro1">
          <table:table-cell office:value-type="string">
            <text:p>AusAID_IATI_Activities_PH.xml</text:p>
          </table:table-cell>
          <table:table-cell/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office:value-type="string">
            <text:p>2011-08-29T17:36:57</text:p>
          </table:table-cell>
          <table:table-cell office:value-type="string">
            <text:p>2011-12-05 10:58:25</text:p>
          </table:table-cell>
        </table:table-row>
        <table:table-row table:style-name="ro1">
          <table:table-cell office:value-type="string">
            <text:p>AusAID_IATI_Activities_MN.xml</text:p>
          </table:table-cell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2011-08-29T17:36:57</text:p>
          </table:table-cell>
          <table:table-cell office:value-type="string">
            <text:p>2011-12-05 10:58:25</text:p>
          </table:table-cell>
        </table:table-row>
        <table:table-row table:style-name="ro1">
          <table:table-cell office:value-type="string">
            <text:p>AusAID_IATI_Activities_KI.xml</text:p>
          </table:table-cell>
          <table:table-cell/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2011-08-29T17:36:57</text:p>
          </table:table-cell>
          <table:table-cell office:value-type="string">
            <text:p>2011-12-05 10:58:25</text:p>
          </table:table-cell>
        </table:table-row>
        <table:table-row table:style-name="ro1">
          <table:table-cell office:value-type="string">
            <text:p>AusAID_IATI_Activities_VU.xml</text:p>
          </table:table-cell>
          <table:table-cell/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string">
            <text:p>2011-08-29T17:36:57</text:p>
          </table:table-cell>
          <table:table-cell office:value-type="string">
            <text:p>2011-12-05 10:58:25</text:p>
          </table:table-cell>
        </table:table-row>
      </table:table>
      <table:table table:name="budget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budge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Budget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  <table:table table:name="document" table:style-name="ta1" table:print="false">
        <table:table-column table:style-name="co1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22">
            <text:p>122</text:p>
          </table:table-cell>
          <table:table-cell office:value-type="float" office:value="92.4">
            <text:p>92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22">
            <text:p>122</text:p>
          </table:table-cell>
          <table:table-cell office:value-type="float" office:value="92.4">
            <text:p>92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22">
            <text:p>122</text:p>
          </table:table-cell>
          <table:table-cell office:value-type="float" office:value="92.4">
            <text:p>92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22">
            <text:p>122</text:p>
          </table:table-cell>
          <table:table-cell office:value-type="float" office:value="92.4">
            <text:p>92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22">
            <text:p>122</text:p>
          </table:table-cell>
          <table:table-cell office:value-type="float" office:value="92.4">
            <text:p>92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132">
            <text:p>13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23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Attribute</text:p>
          </table:table-cell>
        </table:table-row>
      </table:table>
      <table:table table:name="sector" table:style-name="ta1" table:print="false"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table:number-columns-repeated="2"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E</text:p>
          </table:table-cell>
          <table:table-cell table:number-columns-repeated="2" office:value-type="float" office:value="122">
            <text:p>12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UD</text:p>
          </table:table-cell>
          <table:table-cell table:number-columns-repeated="2" office:value-type="float" office:value="122">
            <text:p>12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AUD)</text:p>
          </table:table-cell>
          <table:table-cell table:number-columns-repeated="7"/>
        </table:table-row>
        <table:table-row table:style-name="ro1">
          <table:table-cell office:value-type="string">
            <text:p>Hierarchy 1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5" office:value-type="float" office:value="0">
            <text:p>0</text:p>
          </table:table-cell>
          <table:table-cell office:value-type="float" office:value="252414060">
            <text:p>25241406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27</dc:date>
    <dc:creator>david </dc:creator>
    <meta:editing-duration>PT00H02M46S</meta:editing-duration>
    <meta:editing-cycles>2</meta:editing-cycles>
    <meta:generator>OpenOffice.org/3.2$Unix OpenOffice.org_project/320m12$Build-9483</meta:generator>
    <meta:document-statistic meta:table-count="10" meta:cell-count="853" meta:object-count="0"/>
  </office:meta>
</office:document-meta>
</file>